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eb28" officeooo:paragraph-rsid="0011eb28"/>
    </style:style>
    <style:style style:name="P2" style:family="paragraph" style:parent-style-name="Standard">
      <style:text-properties officeooo:rsid="00125b9a" officeooo:paragraph-rsid="00125b9a"/>
    </style:style>
    <style:style style:name="P3" style:family="paragraph" style:parent-style-name="Standard">
      <style:text-properties officeooo:rsid="001388a5" officeooo:paragraph-rsid="001388a5"/>
    </style:style>
    <style:style style:name="P4" style:family="paragraph" style:parent-style-name="Standard">
      <style:text-properties officeooo:rsid="0014f56b" officeooo:paragraph-rsid="0014f56b"/>
    </style:style>
    <style:style style:name="T1" style:family="text">
      <style:text-properties officeooo:rsid="001388a5"/>
    </style:style>
    <style:style style:name="T2" style:family="text">
      <style:text-properties officeooo:rsid="0014f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8 Questions</text:p>
      <text:p text:style-name="P1"/>
      <text:p text:style-name="P2">1) <text:span text:style-name="T1">0x5B000000</text:span></text:p>
      <text:p text:style-name="P3">2) 0x4B800000</text:p>
      <text:p text:style-name="P3">3) <text:span text:style-name="T2">0x4B00000 + 1.0 + 2.0 does not equal 1.0 + 2.0 + 0x4B00000</text:span></text:p>
      <text:p text:style-name="P4">4) 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2:27:50.353021416</meta:creation-date>
    <dc:date>2018-11-13T03:08:15.650525859</dc:date>
    <meta:editing-duration>PT10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3" meta:character-count="107" meta:non-whitespace-character-count="89"/>
  </office:meta>
</office:document-meta>
</file>